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PARROW</text:p>
            <text:p>Services SDK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reate handler</text:p>
          </table:table-cell>
          <table:table-cell table:style-name="ce1"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irl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thoriz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an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t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geba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tomFie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wall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o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ymentP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fu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.00.0000</text:date>, <text:time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2:37:36.339677997</meta:creation-date>
    <dc:date>2017-12-13T15:01:40.326298431</dc:date>
    <meta:editing-duration>PT2H24M3S</meta:editing-duration>
    <meta:editing-cycles>2</meta:editing-cycles>
    <meta:generator>LibreOffice/5.4.2.2.0$Linux_X86_64 LibreOffice_project/40m0$Build-2</meta:generator>
    <meta:document-statistic meta:table-count="1" meta:cell-count="16" meta:object-count="0"/>
  </office:meta>
</office:document-meta>
</file>